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T1" style:family="text">
      <style:text-properties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2.54cm" svg:x="6.985cm" svg:y="16.511cm"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1.27cm">
          <text:p text:style-name="P1"><text:span text:style-name="T1">Physical Typ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1.905cm" svg:y="11.431cm">
          <text:p text:style-name="P1"><text:span text:style-name="T1">Reconstructed</text:span></text:p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21.591cm">
          <text:p text:style-name="P1"><text:span text:style-name="T1">Visu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43cm" svg:y1="21.591cm" svg:x2="11.43cm" svg:y2="19.051cm">
          <text:p/>
        </draw:line>
        <draw:line draw:style-name="gr2" draw:text-style-name="P1" draw:layer="layout" svg:x1="8.89cm" svg:y1="16.511cm" svg:x2="8.89cm" svg:y2="13.971cm">
          <text:p/>
        </draw:line>
        <draw:line draw:style-name="gr2" draw:text-style-name="P1" draw:layer="layout" svg:x1="11.43cm" svg:y1="6.35cm" svg:x2="11.43cm" svg:y2="3.81cm">
          <text:p/>
        </draw:line>
        <draw:frame draw:style-name="gr3" draw:text-style-name="P3" draw:layer="layout" svg:width="5.4cm" svg:height="1.064cm" svg:x="12.065cm" svg:y="19.844cm">
          <draw:text-box>
            <text:p><text:span text:style-name="T1">Event Integration</text:span></text:p>
          </draw:text-box>
        </draw:frame>
        <draw:frame draw:style-name="gr3" draw:text-style-name="P3" draw:layer="layout" svg:width="6.496cm" svg:height="1.064cm" svg:x="2.163cm" svg:y="14.364cm">
          <draw:text-box>
            <text:p><text:span text:style-name="T1">Event Reconstruction</text:span></text:p>
          </draw:text-box>
        </draw:frame>
        <draw:custom-shape draw:style-name="gr1" draw:text-style-name="P2" draw:layer="layout" svg:width="10.113cm" svg:height="2.541cm" svg:x="6.397cm" svg:y="6.349cm">
          <text:p text:style-name="P1"><text:span text:style-name="T1">Knowledge Abstraction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16.511cm" svg:x2="13.97cm" svg:y2="8.731cm">
          <text:p/>
        </draw:line>
        <draw:frame draw:style-name="gr3" draw:text-style-name="P3" draw:layer="layout" svg:width="3.893cm" svg:height="1.064cm" svg:x="14.363cm" svg:y="12.223cm">
          <draw:text-box>
            <text:p><text:span text:style-name="T1">Event Focus</text:span></text:p>
          </draw:text-box>
        </draw:frame>
        <draw:line draw:style-name="gr4" draw:text-style-name="P1" draw:layer="layout" svg:x1="8.89cm" svg:y1="8.731cm" svg:x2="8.89cm" svg:y2="11.588cm">
          <text:p/>
        </draw:line>
        <draw:frame draw:style-name="gr3" draw:text-style-name="P3" draw:layer="layout" svg:width="7.555cm" svg:height="1.064cm" svg:x="1.017cm" svg:y="9.572cm">
          <draw:text-box>
            <text:p><text:span text:style-name="T1">Directed Memory Access</text:span></text:p>
          </draw:text-box>
        </draw:frame>
        <draw:custom-shape draw:style-name="gr5" draw:text-style-name="P1" draw:layer="layout" svg:width="17.78cm" svg:height="24.13cm" svg:x="0.635cm" svg:y="0.6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635cm" svg:y1="15.875cm" svg:x2="18.415cm" svg:y2="15.875cm">
          <text:p/>
        </draw:line>
        <draw:frame draw:style-name="gr3" draw:text-style-name="P3" draw:layer="layout" svg:width="4.596cm" svg:height="1.064cm" svg:x="1.111cm" svg:y="19.651cm">
          <draw:text-box>
            <text:p><text:span text:style-name="T1">Reactive Layer</text:span></text:p>
          </draw:text-box>
        </draw:frame>
        <draw:frame draw:style-name="gr3" draw:text-style-name="P3" draw:layer="layout" svg:width="5.662cm" svg:height="1.064cm" svg:x="1.119cm" svg:y="4.603cm">
          <draw:text-box>
            <text:p><text:span text:style-name="T1">Deliberative Layer</text:span></text:p>
          </draw:text-box>
        </draw:frame>
        <draw:frame draw:style-name="gr3" draw:text-style-name="P3" draw:layer="layout" svg:width="5.281cm" svg:height="1.064cm" svg:x="11.823cm" svg:y="4.603cm">
          <draw:text-box>
            <text:p><text:span text:style-name="T1">Type Accoun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4:36:08</meta:creation-date>
    <dc:date>2012-08-20T12:20:33</dc:date>
    <dc:creator>neptune </dc:creator>
    <meta:editing-duration>PT12M55S</meta:editing-duration>
    <meta:editing-cycles>2</meta:editing-cycles>
    <meta:generator>LibreOffice/3.5$Linux_X86_64 LibreOffice_project/350m1$Build-2</meta:generator>
    <meta:document-statistic meta:object-count="19"/>
  </office:meta>
</office:document-meta>
</file>